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padding-top="0.6cm"/>
    </style:style>
    <style:style style:name="gr2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-color="#ff9966" draw:textarea-horizontal-align="justify" draw:textarea-vertical-align="top" draw:auto-grow-height="false" fo:padding-top="1.2cm"/>
    </style:style>
    <style:style style:name="gr4" style:family="graphic" style:parent-style-name="standard">
      <style:graphic-properties draw:fill-color="#9966cc" draw:textarea-horizontal-align="justify" draw:textarea-vertical-align="top" draw:auto-grow-height="false" fo:padding-top="1.2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svg:stroke-color="#00008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  <style:text-properties fo:font-size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cm" svg:height="4cm" svg:x="6cm" svg:y="11cm">
          <text:p text:style-name="P1">Packet 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3cm" svg:x="6cm" svg:y="8cm">
          <text:p text:style-name="P1">Packet</text:p>
          <draw:enhanced-geometry svg:viewBox="0 0 21600 21600" draw:type="rectangle" draw:enhanced-path="M 0 0 L 21600 0 21600 21600 0 21600 0 0 Z N"/>
        </draw:custom-shape>
        <draw:polygon draw:style-name="gr3" draw:text-style-name="P2" draw:layer="layout" svg:width="13.999cm" svg:height="2.999cm" svg:x="6cm" svg:y="5cm" svg:viewBox="0 0 14000 3000" draw:points="0,3000 0,0 14000,0 14000,3000">
          <text:p text:style-name="P2">Conversation</text:p>
        </draw:polygon>
        <draw:polygon draw:style-name="gr4" draw:text-style-name="P2" draw:layer="measurelines" svg:width="18.999cm" svg:height="8.999cm" svg:x="6cm" svg:y="2cm" svg:viewBox="0 0 19000 9000" draw:points="0,3000 0,0 19000,0 19000,9000 16500,9000 16500,6000 14000,6000 14000,3000">
          <text:p text:style-name="P2">Application</text:p>
        </draw:polygon>
        <draw:custom-shape draw:style-name="gr5" draw:text-style-name="P3" draw:layer="controls" svg:width="2.5cm" svg:height="2cm" svg:x="7.6cm" svg:y="13cm">
          <text:p text:style-name="P2">USB<text:line-break/>Win3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controls" svg:width="2.5cm" svg:height="2cm" svg:x="10.1cm" svg:y="13cm">
          <text:p text:style-name="P2">USB<text:line-break/>Linu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controls" svg:width="2.7cm" svg:height="2cm" svg:x="15.9cm" svg:y="13cm">
          <text:p text:style-name="P2">Serial<text:line-break/>Win3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controls" svg:width="2.7cm" svg:height="2cm" svg:x="18.6cm" svg:y="13cm">
          <text:p text:style-name="P2">Serial<text:line-break/>Linu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controls" svg:width="2.5cm" svg:height="2cm" svg:x="12.6cm" svg:y="13cm">
          <text:p text:style-name="P2">USB<text:line-break/>Ma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controls" svg:width="9.5cm" svg:height="2cm" svg:x="10cm" svg:y="17.5cm">
          <text:p text:style-name="P2">Garmin 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controls" svg:x1="9cm" svg:y1="15cm" svg:x2="11cm" svg:y2="17.5cm">
          <text:p/>
        </draw:line>
        <draw:line draw:style-name="gr7" draw:text-style-name="P3" draw:layer="controls" svg:x1="11.5cm" svg:y1="15cm" svg:x2="12.5cm" svg:y2="17.5cm">
          <text:p/>
        </draw:line>
        <draw:line draw:style-name="gr7" draw:text-style-name="P3" draw:layer="controls" svg:x1="13.9cm" svg:y1="15cm" svg:x2="13.9cm" svg:y2="17.5cm">
          <text:p/>
        </draw:line>
        <draw:line draw:style-name="gr7" draw:text-style-name="P3" draw:layer="controls" svg:x1="17.1cm" svg:y1="15cm" svg:x2="17.1cm" svg:y2="17.5cm">
          <text:p/>
        </draw:line>
        <draw:line draw:style-name="gr7" draw:text-style-name="P3" draw:layer="controls" svg:x1="20cm" svg:y1="15cm" svg:x2="18.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66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ke Pilsbury</meta:initial-creator>
    <meta:creation-date>2009-02-14T15:47:05</meta:creation-date>
    <dc:creator>Mike Pilsbury</dc:creator>
    <dc:date>2009-02-14T19:06:21</dc:date>
    <meta:editing-cycles>8</meta:editing-cycles>
    <meta:editing-duration>PT3H19M18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